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7000002CEAAB64C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13cm" svg:height="18.998cm" svg:x="1.197cm" svg:y="1.228cm">
          <draw:image xlink:href="Pictures/10000201000002C7000002CEAAB64C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2T14:09:08.77</meta:creation-date>
    <dc:date>2014-12-22T14:09:58.41</dc:date>
    <meta:editing-duration>PT50S</meta:editing-duration>
    <meta:editing-cycles>1</meta:editing-cycles>
    <meta:document-statistic meta:object-count="1"/>
    <meta:generator>OpenOffice/4.1.1$Win32 OpenOffice.org_project/411m6$Build-9775</meta:generator>
  </office:meta>
</office:document-meta>
</file>